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EB9E2C97D1434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7EB9E2C97D1434F7.jpg" xlink:type="simple" xlink:show="embed" xlink:actuate="onLoad">
            <text:p/>
          </draw:image>
        </draw:frame>
        <draw:frame draw:style-name="gr2" draw:text-style-name="P6" draw:layer="layout" svg:width="24.866cm" svg:height="11.59cm" svg:x="1.567cm" svg:y="3.253cm">
          <draw:text-box>
            <text:p text:style-name="P2"><text:span text:style-name="T1">Jezus geneest een verlamde </text:span></text:p>
            <text:p text:style-name="P2"><text:span text:style-name="T2">(Lukas 5:17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27:51.517000000</dc:date>
    <meta:editing-duration>PT28M1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